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fo:font-size="16pt" style:text-underline-style="none" style:font-size-asian="16pt" style:font-size-complex="16pt"/>
    </style:style>
    <style:style style:name="P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justify" style:justify-single-word="false"/>
      <style:text-properties fo:font-size="12pt" style:text-underline-style="none" style:font-size-asian="10.5pt" style:font-size-complex="12pt"/>
    </style:style>
    <style:style style:name="P6"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style:font-size-asian="10.5pt" style:font-style-asian="normal" style:font-size-complex="12pt" style:font-style-complex="normal"/>
    </style:style>
    <style:style style:name="P10" style:family="paragraph" style:parent-style-name="Standard">
      <style:text-properties fo:font-style="normal" style:text-underline-style="none" style:font-style-asian="normal" style:font-style-complex="normal"/>
    </style:style>
    <style:style style:name="P11" style:family="paragraph" style:parent-style-name="Standard">
      <style:paragraph-properties fo:text-align="justify" style:justify-single-word="false"/>
      <style:text-properties fo:font-style="normal" style:text-underline-style="none" style:font-style-asian="normal" style:font-style-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7" style:family="paragraph" style:parent-style-name="Standard">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text-align="justify" style:justify-single-word="false"/>
      <style:text-properties fo:font-size="16pt" style:text-underline-style="none" style:font-size-asian="16pt" style:font-size-complex="16pt"/>
    </style:style>
    <style:style style:name="P20" style:family="paragraph" style:parent-style-name="Standard" style:list-style-name="L1">
      <style:paragraph-properties fo:text-align="justify" style:justify-single-word="false"/>
      <style:text-properties fo:font-size="16pt" style:text-underline-style="none" style:font-size-asian="16pt" style:font-size-complex="16pt"/>
    </style:style>
    <style:style style:name="P21" style:family="paragraph" style:parent-style-name="Standard">
      <style:text-properties fo:font-size="16pt" style:text-underline-style="none"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bold" style:font-size-asian="16pt" style:font-weight-asian="bold" style:font-size-complex="16pt" style:font-weight-complex="bold"/>
    </style:style>
    <style:style style:name="P2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list-style-name="L3">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list-style-name="L3">
      <style:text-properties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style:text-underline-style="none" style:font-size-asian="10.5pt" style:font-size-complex="12pt"/>
    </style:style>
    <style:style style:name="P3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32" style:family="paragraph" style:parent-style-name="Standard">
      <style:text-properties style:text-underline-style="none"/>
    </style:style>
    <style:style style:name="P33" style:family="paragraph" style:parent-style-name="Standard">
      <style:paragraph-properties fo:text-align="justify" style:justify-single-word="false"/>
      <style:text-properties style:text-underline-style="none"/>
    </style:style>
    <style:style style:name="P34" style:family="paragraph" style:parent-style-name="Standard" style:list-style-name="L2">
      <style:paragraph-properties fo:text-align="justify" style:justify-single-word="false"/>
      <style:text-properties style:text-underline-style="none"/>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37" style:family="paragraph" style:parent-style-name="Standard">
      <style:text-properties fo:font-style="italic" style:text-underline-style="solid" style:text-underline-width="auto" style:text-underline-color="font-color" style:font-style-asian="italic" style:font-style-complex="italic"/>
    </style:style>
    <style:style style:name="P38" style:family="paragraph" style:parent-style-name="Standard">
      <style:paragraph-properties fo:text-align="justify" style:justify-single-word="false"/>
      <style:text-properties fo:font-style="normal" style:text-underline-style="none" style:font-style-asian="normal" style:font-style-complex="normal"/>
    </style:style>
    <style:style style:name="P39" style:family="paragraph" style:parent-style-name="Text_20_body">
      <style:paragraph-properties fo:text-align="justify" style:justify-single-word="false"/>
      <style:text-properties style:text-underline-style="none"/>
    </style:style>
    <style:style style:name="P40" style:family="paragraph" style:parent-style-name="Text_20_body" style:list-style-name="L4">
      <style:paragraph-properties fo:text-align="justify" style:justify-single-word="false"/>
      <style:text-properties style:text-underline-style="none"/>
    </style:style>
    <style:style style:name="P41" style:family="paragraph" style:parent-style-name="Text_20_body">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12pt" fo:font-style="normal" style:font-size-asian="10.5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ésentation technique de notre application</text:p>
      <text:p text:style-name="P17"/>
      <text:p text:style-name="P17">I) L'application Newsboard</text:p>
      <text:p text:style-name="P2"/>
      <text:list xml:id="list50479075" text:style-name="L1">
        <text:list-item>
          <text:p text:style-name="P20">Introduction</text:p>
          <text:p text:style-name="P20"/>
        </text:list-item>
      </text:list>
      <text:p text:style-name="P5"><text:tab/>L'application Newsboard se décline à la fois en version destinée au grand public et en version revue de presse adaptée au monde de l'entreprise. Les attentes du grand public d'une part et du monde de l'entreprise d'autre part, diffèrent. C'est pourquoi, il est nécessaire de développer Newsboard de manière à ce que cette application soit le plus modulaire possible. Une grande modularité permettant de s'adapter rapidement à n'importe quel contexte mais aussi dans une plus large mesure de pouvoir gérer facilement d'éventuelles mises à jour ou améliorations.</text:p>
      <text:p text:style-name="P5"/>
      <text:p text:style-name="P5"><text:tab/>L'architecture logiciel de Newsboard se veut donc modulaire. Tous les services proposés par Newsboard aussi bien pour le monde de l'entreprise que pour le grand public sont fournis sous la forme de modules indépendants qui viendraient se greffer les uns aux autres afin de former un ensemble cohérent et surtout adapté à n'importe quelle situation. </text:p>
      <text:p text:style-name="P5"/>
      <text:p text:style-name="P5"><text:tab/>À l'heure actuelle, il est possible de consulter de l'information sur un très grand nombre de supports numériques différents. Smartphones, tablettes tactiles, ordinateurs portables, stations fixes. Quasiment chacun de ces supports tournent sur des OS différents, <text:span text:style-name="T1">Android</text:span>, <text:span text:style-name="T1">iOS</text:span>, <text:span text:style-name="T1">Windows mobile</text:span> pour les systèmes embarqués, <text:span text:style-name="T1">OsX</text:span>, <text:span text:style-name="T1">Windows</text:span>, <text:span text:style-name="T1">Linux</text:span> pour les ordinateurs. Or, si Newsboard prend la forme d'une application, il devient nécessaire afin de toucher le plus large public possible de développer une version différente pour chacun de ces supports. Ce qui peut très rapidement s'avérer très couteux.</text:p>
      <text:p text:style-name="P5">Nous avons donc choisi de développer <text:span text:style-name="T3">Newsboard</text:span> sous la forme d'une WebApplication. Ainsi, sous ce format, Newsboard devient disponible sur tous les supports disposant d'un navigateur internet récent.</text:p>
      <text:p text:style-name="P2"/>
      <text:list xml:id="list491663498" text:continue-numbering="true" text:style-name="L1">
        <text:list-item>
          <text:p text:style-name="P20">Les différents modules </text:p>
        </text:list-item>
      </text:list>
      <text:p text:style-name="P2"/>
      <text:p text:style-name="P2"/>
      <text:p text:style-name="P5"><text:tab/>Comme précisé dans l'introduction, Newsboard dispose de différents modules que nous allons décrire dans la partie suivante.</text:p>
      <text:p text:style-name="P2"/>
      <text:p text:style-name="P7">Module de reconnaissance optique de caractères :</text:p>
      <text:p text:style-name="P7"/>
      <text:p text:style-name="P8"><text:tab/>Ce module se révèle particuliérement utile dans le cadre d'une utilisation dans le monde de l'entreprise. En effet, la plupart du temps ce sont des entreprises tierces, dites de veille et d'étude de l'information qui fournissent les articles constituant la revue de presse d'une entreprise. Souvent, ces articles au format numérique sont des pages de journaux scannées. Il est ainsi nécessaire de transformer un article au format texte avant de pouvoir effectuer un quelconque traitement dessus. C'est la fonction du module de reconnaissance optique de caractères. Pour accomplir cette tâche, Newsboard pourra se reposer sur des moteurs de ROC sous licence <text:span text:style-name="T1">GPL</text:span> tel que GOCR. </text:p>
      <text:p text:style-name="P8"/>
      <text:p text:style-name="P7"/>
      <text:p text:style-name="P7"/>
      <text:p text:style-name="P7"><text:soft-page-break/></text:p>
      <text:p text:style-name="P7"/>
      <text:p text:style-name="P7">Module réseau social :</text:p>
      <text:p text:style-name="P7"/>
      <text:p text:style-name="P8"><text:tab/>Il s'agit d'une surcouche plutôt destinée au monde du grand public mais des adaptations au monde de l'entreprise sont envisageables sous certaines limitations. Newsboard n'ayant pas pour objectif de créer son propre réseau social, la surcouche réseau social reposera sur les API disponibles des différents réseaux sociaux déjà existant tel que <text:span text:style-name="T1">Facebook</text:span>, <text:span text:style-name="T1">Twitter</text:span> ou<text:span text:style-name="T1"> Myspace</text:span> pour proposer des fonctionnalités de réseau social.</text:p>
      <text:p text:style-name="P8"/>
      <text:p text:style-name="P7">Module de recherche d'articles disponibles sur Internet :</text:p>
      <text:p text:style-name="P7"/>
      <text:p text:style-name="P8"><text:tab/>Dans le cadre d'une utilisation grand public ou même d'une utilisation au sein d'une entreprise, il peut être intéressant de disposer d'un module permettant de rechercher automatiquement les derniers articles gratuits disponibles sur internet. Il est alors possible grâce à ce module d'afficher sur la page principale de l'utilisateur une liste avec le titre d'articles, une courte introduction, une illustration, ainsi qu'un lien permettant d'accéder à l'article sur le site du journal en ligne le proposant.</text:p>
      <text:p text:style-name="P8"/>
      <text:p text:style-name="P8"><text:tab/>Il n'existe pas à l'heure actuelle de consensus entre les différents journaux disponibles sur Internet concernant le format des articles en ligne. Ce module devra ainsi disposer d'une bibliothèque de méthodes d'extraction d'information propre à chaque journal en ligne.</text:p>
      <text:p text:style-name="P7"/>
      <text:p text:style-name="P7">Module frise chronologique :</text:p>
      <text:p text:style-name="P7"/>
      <text:p text:style-name="P8"><text:span text:style-name="T1"><text:tab/></text:span>Newsboard implémente une frise chronologique permettant de replacer une information dans son contexte temporel. Le fonctionnement de cette frise est entièrement automatisé. Ce module est construit autour d'un outil de recherche syntaxique et lexical dont le choix reste à faire. Mais nous pouvons nous baser sur des solutions existantes, gratuites et open-sources telles que <text:span text:style-name="T1">RapidMiner</text:span>,<text:span text:style-name="T1"> Gate</text:span>, <text:span text:style-name="T1">Carrot2 </text:span>ou <text:span text:style-name="T1">NLTK.</text:span></text:p>
      <text:p text:style-name="P8">Ces outils permettent d'extraire un certain nombre de mots clés présents au sein d'un article. En effectuant cette extraction sur un grand nombre d'articles disponibles et sur une période de temps relativement importante, il est alors possible de détecter les articles traitant d'un même thème. Il suffit alors de repérer la date à laquelle a été publié un article pour pouvoir ensuite reconstruire au fur et à mesure une base d'articles classés par thèmes et par dates et de les afficher ensuite sur une frise chronologique.</text:p>
      <text:p text:style-name="P7"/>
      <text:p text:style-name="P7">Module Map :</text:p>
      <text:p text:style-name="P7"/>
      <text:p text:style-name="P5"><text:tab/>Ce module est constitué d'une part d'un moteur de recherche syntaxique et lexical permettant de faire de la géolocalisation des articles et d'autre part de la Map permettant de placer les articles sur une carte géographique.</text:p>
      <text:p text:style-name="P5"><text:s/>Concernant l'outil de recherche syntaxique et lexical, on pourra se baser sur le même type que celui utilisé pour la frise chronologique, c'est à dire <text:span text:style-name="T1">RapidMiner, Gate, Carrot ou NLTK.</text:span></text:p>
      <text:p text:style-name="P5"><text:span text:style-name="T3">Chaque article est ainsi passé au crible de ces outils qui nous permettent d'en extraire une liste des lieux qui sont traités dans l'article en question. En utilisant les coordonnées géographiques (latitude et longitude) du lieu le plus pertinent il est alors possible de le replacer sur la map.</text:span></text:p>
      <text:p text:style-name="P9"><text:span text:style-name="T3"/></text:p>
      <text:p text:style-name="P9"/>
      <text:p text:style-name="P9"/>
      <text:p text:style-name="P9"><text:soft-page-break/></text:p>
      <text:list xml:id="list782110246" text:continue-numbering="true" text:style-name="L1">
        <text:list-item>
          <text:p text:style-name="P20"><text:s/>Les limites</text:p>
        </text:list-item>
      </text:list>
      <text:p text:style-name="P2"><text:span text:style-name="T6"/></text:p>
      <text:p text:style-name="P2"><text:span text:style-name="T6"><text:tab/>De part les outils et les différents algorithmes utilisés, Newsboard est une application demandant des ressources en terme de puissance de calcul importantes.</text:span></text:p>
      <text:p text:style-name="P2"><text:span text:style-name="T6">En effet,</text:span><text:span text:style-name="T7"> les liens complexes existant entre les différents mots clés pour la frise et les différents lieux pour la map impliquent d'utiliser des algorithmes de recherche dans des bases de données aux liens complexes. Ceci requiert de disposer de serveurs fournissant une puissance de calcul élevée et capables de satisfaire un grand nombre de requêtes en même temps.</text:span></text:p>
      <text:p text:style-name="P9"/>
      <text:p text:style-name="P18">2) Le démonstrateur</text:p>
      <text:p text:style-name="P4"/>
      <text:p text:style-name="P8"><text:tab/>Pour notre démonstrateur, nous avons choisi de ne développer le module que nous estimions être le plus innovant et le plus en rupture, c'est à dire la Map.</text:p>
      <text:list xml:id="list1775911857" text:style-name="L2">
        <text:list-item>
          <text:list>
            <text:list-header>
              <text:p text:style-name="P34"/>
            </text:list-header>
          </text:list>
        </text:list-item>
      </text:list>
      <text:list xml:id="list1181819863" text:style-name="L3">
        <text:list-item>
          <text:p text:style-name="P24">Un constat</text:p>
        </text:list-item>
      </text:list>
      <text:p text:style-name="P6"/>
      <text:p text:style-name="P6"><text:tab/>Comme souligné dans la première partie, Newsboard nécessite de développer de puissants algorithmes. Il se trouve que les modules nécessitant les algorithmes les plus complexes sont ceux que nous désirions implémenter pour notre démonstrateur. </text:p>
      <text:p text:style-name="P6">Il n'était évidemment pas possible de développer à notre niveau et en aussi peu de temps des modules de recherche syntaxique et lexicale permettant, d'une part de géolocaliser un article, et d'autre part de trouver le principal thème sur lequel porte un article donné.</text:p>
      <text:p text:style-name="P6"/>
      <text:p text:style-name="P6"><text:tab/>Nous ne voulions pas non plus nous satisfaire d'un simple démonstrateur pour lequel l'analyse syntaxique et lexical était simulé. Ainsi, nous avons essayé de nous tourner vers d'autres solutions.</text:p>
      <text:p text:style-name="P22"/>
      <text:list xml:id="list1868583970" text:continue-numbering="true" text:style-name="L3">
        <text:list-item>
          <text:p text:style-name="P25">Le cloud computing</text:p>
        </text:list-item>
      </text:list>
      <text:p text:style-name="P3"/>
      <text:p text:style-name="P1"><text:tab/>Le could computing est un concept qui consiste à déporter sur des serveurs distants des traitements informatiques traditionnellement localisés sur des serveurs locaux.</text:p>
      <text:p text:style-name="P1">Le cloud computing possède ainsi de nombreux avantages <text:s/>notamment en proposant une puissance de calcul importantes. Dans le cadre de la réalisation de notre démonstrateur, nous avons trouvé des services de cloud, notamment fournis par <text:span text:style-name="T1">Yahoo </text:span>et <text:span text:style-name="T1">Google</text:span> qui correspondaient à ce que nous recherchions. Ces services étaient de plus gratuits.</text:p>
      <text:p text:style-name="P1"/>
      <text:p text:style-name="P1">Ainsi, dans le cadre de notre démonstrateur pour l'application Newsboard, nous avons utilisé : </text:p>
      <text:p text:style-name="P32"><text:span text:style-name="T1">Yahoo! Placemaker</text:span>, <text:span text:style-name="T1">Yahoo! Geoplanet, Google Fusion Tables</text:span> et <text:span text:style-name="T1">Google Map.</text:span></text:p>
      <text:p text:style-name="P15"/>
      <text:p text:style-name="P15">Yahoo! Placemaker:</text:p>
      <text:p text:style-name="P15"/>
      <text:p text:style-name="P1"><text:span text:style-name="T1"><text:tab/>Yahoo! Placemaker</text:span> est un service web puissant fourni par <text:span text:style-name="T1">Yahoo!</text:span> fournissant gratuitement aux développeurs des outils d'analyse grammaticale et syntaxique permettant de faire de l'identification de lieu au sein d'un document. </text:p>
      <text:p text:style-name="P1"><text:span text:style-name="T1">Yahoo Placemaker </text:span>n'est pas un géocodeur dans le sens où il n'est pas capable de faire de la reconnaissance d'adresse. Il faut plutôt le voir comme un service d'extraction et d'indexation <text:soft-page-break/>géographique permettant de localiser un document en fonction des indices de lieu que celui-ci comporte. <text:span text:style-name="T1">Yahoo! Placemaker</text:span> est ainsi capable d'identifier les différents lieux mentionnés dans un texte.</text:p>
      <text:p text:style-name="P1"/>
      <text:p text:style-name="P14">Yahoo! Geoplanet:</text:p>
      <text:p text:style-name="P14"/>
      <text:p text:style-name="P1"><text:tab/><text:span text:style-name="T1">Yahoo! Geoplanet</text:span> est un service web gratuit fourni par <text:span text:style-name="T2">Yahoo!</text:span> référençant un grand nombre de lieux présents sur terre. </text:p>
      <text:p text:style-name="P35"><text:span text:style-name="T1">Yahoo! Geoplane</text:span>t fournit aux développeurs un vocabulaire non équivoque et permanent et permettant de référencer tous les lieux présents sur terre en leur associant un identifiant unique, le <text:span text:style-name="T2">Woeid. </text:span></text:p>
      <text:p text:style-name="P35"><text:span text:style-name="T4">De plus, ce service tient à jour, pour chaque lieu référencé, une liste des lieux frères (par exemple, si le lieu considéré est une région de France, les autres régions de France), une liste hiérarchisée des lieux contenant ce lieu, les plus proches voisins ainsi que beaucoup d'autres informations complémentaires.</text:span></text:p>
      <text:p text:style-name="P12"/>
      <text:p text:style-name="P13">Yahoo! Term Extraction:</text:p>
      <text:p text:style-name="P13"/>
      <text:p text:style-name="P10"><text:span text:style-name="T5"><text:tab/></text:span><text:span text:style-name="T2">Yahoo! Term Extraction </text:span><text:span text:style-name="T5">est encore une fois un service web gratuit fourni par </text:span><text:span text:style-name="T2">Yahoo! </text:span><text:span text:style-name="T5">permettant d'extraire d'un texte une liste des mots significatifs présents dans ce texte.</text:span></text:p>
      <text:p text:style-name="P32"/>
      <text:p text:style-name="P16">Google Map:</text:p>
      <text:p text:style-name="P16"/>
      <text:p text:style-name="P11"><text:tab/><text:span text:style-name="T1">Google Map</text:span> n'est plus à présenter. Il s'agit d'un service gratuit de cartographie en ligne créé par <text:span text:style-name="T1">Google</text:span>. Ce service permet à partir de l'échelle d'un pays de zoomer jusqu'à l'échelle d'une rue, mais aussi d'afficher des points d'intérêts via le placement de pastilles en associant à chaque pastille un encadré dans lequel il est possible de placer des informations diverses. De plus, l'API fournie offre beaucoup de libertés, autorisant nombre d'utilisations différentes de la <text:span text:style-name="T1">Map</text:span>.</text:p>
      <text:p text:style-name="P11"/>
      <text:p text:style-name="P16">Google Fusion Tables:</text:p>
      <text:p text:style-name="P16"/>
      <text:p text:style-name="P11"><text:tab/><text:span text:style-name="T1">Google Fusion Tables</text:span> est un service Web de base de donnée fournit par <text:span text:style-name="T1">Google</text:span>. Il offre à la fois un accès simple aux fonctionnalités basiques des outils de base de données habituels (tels que <text:span text:style-name="T1">MySQL</text:span>) et la possibilité d'héberger directement les données sur les serveurs de Google. <text:span text:style-name="T1">Google fusion Tables</text:span> dispose de plus d'outils assez intéressants de représentation des données, avec notamment un couplage avec <text:span text:style-name="T1">Google Map</text:span>. Le service est encore en <text:span text:style-name="T1">beta</text:span>.</text:p>
      <text:p text:style-name="P22"/>
      <text:list xml:id="list1204673004" text:continue-numbering="true" text:style-name="L3">
        <text:list-item>
          <text:p text:style-name="P25">Les flux RSS</text:p>
        </text:list-item>
      </text:list>
      <text:p text:style-name="P3"/>
      <text:p text:style-name="P6"><text:tab/>Comme nous l'avons souligné dans la partie présentant l'application Newsboard, il n'existe pas de consensus dans les rédactions des journaux en ligne concernant le format de leurs articles. Ainsi, à chaque journal correspond une mise en page particulière. Ce qui rend évidemment très difficile l'automatisation de la collecte des articles avant d'en effectuer le traitement. Il aurait fallu développer une méthode de collecte différente pour chaque journal que nous aurions voulu traiter. Cela nous aurait fait perdre du temps.</text:p>
      <text:p text:style-name="P6">Ainsi, nous avons choisi de nous baser dans un premier temps sur les flux RSS fournis par<text:span text:style-name="T1"> Google News, ceux-ci</text:span><text:span text:style-name="T3"> ont l'avantage majeur de posséder tous le même format.</text:span></text:p>
      <text:p text:style-name="P27">Ces flux RSS disposent ainsi pour chaque article traité : d'un titre, d'une courte description (les premières lignes de l'article), d'une date et d'un lien vers l'article en ligne.</text:p>
      <text:list xml:id="list1580159725" text:continue-numbering="true" text:style-name="L3">
        <text:list-item>
          <text:p text:style-name="P25"><text:soft-page-break/>La partie graphique</text:p>
        </text:list-item>
      </text:list>
      <text:p text:style-name="P39"/>
      <text:p text:style-name="P39"><text:tab/>La partie graphique du démonstrateur a été réalisée en HTML, CSS et JavaScript (avec la bibliothèque jQuery). Nous faisons de plus appel à différentes API <text:span text:style-name="T1">Google</text:span>, notamment à l'API <text:span text:style-name="T1">Google Map</text:span>, mais aussi à une bibliothèque nous permettant d'accéder aux données de <text:span text:style-name="T1">Fusion Tables</text:span>. À la simple map nous avons ajouté quelques modules d'amélioration qui permettent par exemple de regrouper plusieurs points au sein d'un même “cluster”. </text:p>
      <text:p text:style-name="P39"/>
      <text:list xml:id="list1215992981" text:continue-numbering="true" text:style-name="L3">
        <text:list-item>
          <text:p text:style-name="P25">Le démonstrateur</text:p>
          <text:p text:style-name="P25"/>
          <text:list>
            <text:list-item>
              <text:p text:style-name="P25">La map</text:p>
            </text:list-item>
          </text:list>
        </text:list-item>
      </text:list>
      <text:p text:style-name="P3"/>
      <text:p text:style-name="P1">Notre démonstrateur s'articule donc autour de la map et utilise les différents service du Cloud <text:s/>de <text:span text:style-name="T1">Google</text:span> et <text:span text:style-name="T1">Yahoo!</text:span> présentés ci-dessus. Voilà le principe de son fonctionnement :</text:p>
      <text:p text:style-name="P1"/>
      <text:list xml:id="list201967905" text:style-name="L4">
        <text:list-item>
          <text:list>
            <text:list-item>
              <text:p text:style-name="P40">Nous récupérons les flux RSS via le service <text:span text:style-name="T1">Google News</text:span>. Ces flux RSS traitent en particulier d'information en langue anglaise, ce qui explique la prédominance des articles <text:s/>placés sur les pays anglo-saxons sur la Map.</text:p>
            </text:list-item>
            <text:list-item>
              <text:p text:style-name="P40">Un premier traitement du flux RSS permet de le séparer en ces différentes nouvelles. Un flux RSS classique contient en général une dizaine de nouvelles différentes.</text:p>
            </text:list-item>
            <text:list-item>
              <text:p text:style-name="P40">Chaque nouvelle est ensuite découpée en ces différentes composantes qui sont : le titre, la date, un numéro d'identification unique, une description, un lien vers l'article en ligne entier ainsi qu'un lien vers une image illustrant la nouvelle du flux.</text:p>
            </text:list-item>
            <text:list-item>
              <text:p text:style-name="P40">Le champs description est ensuite envoyé au service Yahoo! Placemaker qui nous fourni après traitement une liste de lieux susceptibles de concerner l'article ainsi qu'un degré de pertinence.</text:p>
            </text:list-item>
            <text:list-item>
              <text:p text:style-name="P40">Puis nous utilisons le service Yahoo! Geoplanet et des algorithmes de notre cru afin d'optimiser le choix du lieu définitif. Le service Yahoo! Geoplanet nous permet aussi de retrouver à quel pays et à quel continent appartient un lieu donné, ceci afin d'optimiser le placement sur la <text:span text:style-name="T1">Map</text:span>.</text:p>
            </text:list-item>
            <text:list-item>
              <text:p text:style-name="P40">Une fois tous ces traitements effectués, les informations pour chaque nouvelle sont entrées dans une Google Fusion Table. </text:p>
            </text:list-item>
            <text:list-item>
              <text:p text:style-name="P40">Enfin, la partie graphique <text:span text:style-name="T3">se charge de placer les news sur la</text:span><text:span text:style-name="T1"> Google Map</text:span><text:span text:style-name="T3"> en utilisant pour cela les coordonnées géographiques.</text:span></text:p>
            </text:list-item>
          </text:list>
        </text:list-item>
      </text:list>
      <text:p text:style-name="P41"/>
      <text:list xml:id="list963913109" text:continue-list="list1215992981" text:style-name="L3">
        <text:list-item>
          <text:list>
            <text:list-item>
              <text:p text:style-name="P25">La frise chronologique</text:p>
            </text:list-item>
          </text:list>
        </text:list-item>
      </text:list>
      <text:p text:style-name="P3"/>
      <text:p text:style-name="P39"><text:tab/></text:p>
      <text:p text:style-name="P41"/>
      <text:p text:style-name="P21"><text:soft-page-break/></text:p>
      <text:p text:style-name="P32"/>
      <text:p text:style-name="P39"/>
      <text:p text:style-name="P39"><text:tab/></text:p>
      <text:p text:style-name="P1"/>
      <text:p text:style-name="P8"><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0T13:52:48</meta:creation-date>
    <dc:date>2011-06-21T17:58:16</dc:date>
    <meta:editing-duration>PT8H53M39S</meta:editing-duration>
    <meta:editing-cycles>20</meta:editing-cycles>
    <meta:generator>LibreOffice/3.4$Linux LibreOffice_project/340m1$Build-12</meta:generator>
    <meta:document-statistic meta:table-count="0" meta:image-count="0" meta:object-count="0" meta:page-count="6" meta:paragraph-count="0" meta:word-count="2033" meta:character-count="13140" meta:non-whitespace-character-count="11151"/>
  </office:meta>
</office:document-meta>
</file>